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dwaita Sans" svg:font-family="'Adwaita Sans'"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office:font-face-decls>
  <office:automatic-styles>
    <style:style style:name="Table1" style:family="table">
      <style:table-properties style:width="7.1875in" fo:margin-left="0in" table:align="left"/>
    </style:style>
    <style:style style:name="Table1.A" style:family="table-column">
      <style:table-column-properties style:column-width="0.35in"/>
    </style:style>
    <style:style style:name="Table1.B" style:family="table-column">
      <style:table-column-properties style:column-width="0.8778in"/>
    </style:style>
    <style:style style:name="Table1.C" style:family="table-column">
      <style:table-column-properties style:column-width="1.8076in"/>
    </style:style>
    <style:style style:name="Table1.D" style:family="table-column">
      <style:table-column-properties style:column-width="4.1521in"/>
    </style:style>
    <style:style style:name="Table1.A1" style:family="table-cell">
      <style:table-cell-properties style:vertical-align="middle" fo:padding="0.0382in" fo:border-left="0.5pt solid #000000" fo:border-right="none" fo:border-top="0.5pt solid #000000" fo:border-bottom="0.5pt solid #000000"/>
    </style:style>
    <style:style style:name="Table1.D1" style:family="table-cell">
      <style:table-cell-properties style:vertical-align="middle" fo:padding="0.0382in" fo:border="0.5pt solid #000000"/>
    </style:style>
    <style:style style:name="Table1.A2" style:family="table-cell">
      <style:table-cell-properties style:vertical-align="middle" fo:padding="0.0382in" fo:border-left="0.5pt solid #000000" fo:border-right="none" fo:border-top="none" fo:border-bottom="0.5pt solid #000000"/>
    </style:style>
    <style:style style:name="Table1.D2" style:family="table-cell">
      <style:table-cell-properties style:vertical-align="middle"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Adwaita Sans" fo:font-weight="bold" officeooo:rsid="0001cb27" officeooo:paragraph-rsid="0001cb27" style:font-weight-asian="bold" style:font-weight-complex="bold"/>
    </style:style>
    <style:style style:name="P2" style:family="paragraph" style:parent-style-name="Standard">
      <style:paragraph-properties fo:text-align="center" style:justify-single-word="false"/>
      <style:text-properties style:font-name="Adwaita Sans" officeooo:rsid="0001cb27" officeooo:paragraph-rsid="0001cb27"/>
    </style:style>
    <style:style style:name="P3" style:family="paragraph" style:parent-style-name="Standard">
      <style:paragraph-properties fo:text-align="justify" style:justify-single-word="false"/>
      <style:text-properties style:font-name="Adwaita Sans" fo:font-weight="bold" officeooo:rsid="0001cb27" officeooo:paragraph-rsid="0001cb27" style:font-weight-asian="bold" style:font-weight-complex="bold"/>
    </style:style>
    <style:style style:name="P4" style:family="paragraph" style:parent-style-name="Table_20_Contents">
      <style:paragraph-properties fo:text-align="center" style:justify-single-word="false"/>
      <style:text-properties style:font-name="Adwaita Sans" fo:font-size="10pt" officeooo:rsid="0001cb27" officeooo:paragraph-rsid="0001cb27"/>
    </style:style>
    <style:style style:name="P5" style:family="paragraph" style:parent-style-name="Table_20_Contents">
      <style:paragraph-properties fo:text-align="start" style:justify-single-word="false"/>
      <style:text-properties style:font-name="Adwaita Sans" fo:font-size="10pt" officeooo:rsid="0001cb27" officeooo:paragraph-rsid="0001cb27"/>
    </style:style>
    <style:style style:name="P6" style:family="paragraph" style:parent-style-name="Table_20_Contents">
      <style:paragraph-properties fo:text-align="start" style:justify-single-word="false"/>
      <style:text-properties style:font-name="Adwaita Sans" fo:font-size="10pt" officeooo:rsid="000455fe" officeooo:paragraph-rsid="000455fe"/>
    </style:style>
    <style:style style:name="P7" style:family="paragraph" style:parent-style-name="Table_20_Contents">
      <style:paragraph-properties fo:text-align="center" style:justify-single-word="false"/>
      <style:text-properties style:font-name="Adwaita Sans" fo:font-size="10pt" officeooo:rsid="000455fe" officeooo:paragraph-rsid="000455fe"/>
    </style:style>
    <style:style style:name="P8" style:family="paragraph" style:parent-style-name="Table_20_Contents">
      <style:paragraph-properties fo:text-align="start" style:justify-single-word="false"/>
      <style:text-properties style:font-name="Adwaita Sans" fo:font-size="10pt" officeooo:rsid="000633cd" officeooo:paragraph-rsid="000633cd"/>
    </style:style>
    <style:style style:name="P9" style:family="paragraph" style:parent-style-name="Table_20_Contents">
      <style:paragraph-properties fo:text-align="start" style:justify-single-word="false"/>
      <style:text-properties style:font-name="Adwaita Sans" fo:font-size="10pt" officeooo:rsid="0007ffa6" officeooo:paragraph-rsid="0007ffa6"/>
    </style:style>
    <style:style style:name="P10" style:family="paragraph" style:parent-style-name="Standard">
      <style:paragraph-properties fo:text-align="justify" style:justify-single-word="false"/>
      <style:text-properties style:font-name="Adwaita Sans" officeooo:rsid="0001cb27" officeooo:paragraph-rsid="0001cb27"/>
    </style:style>
    <style:style style:name="P11" style:family="paragraph" style:parent-style-name="Standard">
      <style:paragraph-properties fo:text-align="justify" style:justify-single-word="false"/>
      <style:text-properties style:font-name="Adwaita Sans" fo:font-weight="bold" officeooo:rsid="00080dfe" officeooo:paragraph-rsid="00080dfe" style:font-weight-asian="bold" style:font-weight-complex="bold"/>
    </style:style>
    <style:style style:name="P12" style:family="paragraph" style:parent-style-name="Standard">
      <style:paragraph-properties fo:text-align="justify" style:justify-single-word="false"/>
      <style:text-properties style:font-name="Adwaita Sans" officeooo:rsid="00080dfe" officeooo:paragraph-rsid="00080dfe"/>
    </style:style>
    <style:style style:name="P13" style:family="paragraph" style:parent-style-name="Standard">
      <style:paragraph-properties fo:text-align="justify" style:justify-single-word="false"/>
      <style:text-properties style:font-name="Adwaita Sans" fo:font-weight="bold" officeooo:rsid="000cb9c1" officeooo:paragraph-rsid="000cb9c1" style:font-weight-asian="bold" style:font-weight-complex="bold"/>
    </style:style>
    <style:style style:name="P14" style:family="paragraph" style:parent-style-name="Standard">
      <style:paragraph-properties fo:text-align="justify" style:justify-single-word="false"/>
      <style:text-properties style:font-name="Adwaita Sans" officeooo:rsid="000cb9c1" officeooo:paragraph-rsid="000cb9c1"/>
    </style:style>
    <style:style style:name="P15" style:family="paragraph" style:parent-style-name="Standard">
      <style:paragraph-properties fo:text-align="justify" style:justify-single-word="false"/>
      <style:text-properties style:font-name="Adwaita Sans" fo:font-weight="bold" officeooo:rsid="000f41b6" officeooo:paragraph-rsid="000f41b6" style:font-weight-asian="bold" style:font-weight-complex="bold"/>
    </style:style>
    <style:style style:name="P16" style:family="paragraph" style:parent-style-name="Standard">
      <style:paragraph-properties fo:text-align="justify" style:justify-single-word="false"/>
      <style:text-properties style:font-name="Adwaita Sans" officeooo:rsid="000f41b6" officeooo:paragraph-rsid="000f41b6"/>
    </style:style>
    <style:style style:name="P17" style:family="paragraph" style:parent-style-name="Standard">
      <style:paragraph-properties fo:text-align="justify" style:justify-single-word="false"/>
      <style:text-properties style:font-name="Adwaita Sans" fo:font-weight="normal" officeooo:rsid="00131208" officeooo:paragraph-rsid="00131208" style:font-weight-asian="normal" style:font-weight-complex="normal"/>
    </style:style>
    <style:style style:name="P18" style:family="paragraph" style:parent-style-name="Standard">
      <style:paragraph-properties fo:text-align="justify" style:justify-single-word="false"/>
      <style:text-properties style:font-name="Adwaita Sans" fo:font-weight="bold" officeooo:rsid="0015e447" officeooo:paragraph-rsid="0015e447" style:font-weight-asian="bold" style:font-weight-complex="bold"/>
    </style:style>
    <style:style style:name="P19" style:family="paragraph" style:parent-style-name="Standard">
      <style:paragraph-properties fo:text-align="justify" style:justify-single-word="false"/>
      <style:text-properties style:font-name="Adwaita Sans" fo:font-weight="normal" officeooo:rsid="0015e447" officeooo:paragraph-rsid="0015e447" style:font-weight-asian="normal" style:font-weight-complex="normal"/>
    </style:style>
    <style:style style:name="P20" style:family="paragraph" style:parent-style-name="Standard">
      <style:paragraph-properties fo:text-align="justify" style:justify-single-word="false"/>
      <style:text-properties style:font-name="Adwaita Sans" fo:font-weight="bold" officeooo:rsid="00175269" officeooo:paragraph-rsid="00175269" style:font-weight-asian="bold" style:font-weight-complex="bold"/>
    </style:style>
    <style:style style:name="P21" style:family="paragraph" style:parent-style-name="Standard">
      <style:paragraph-properties fo:text-align="justify" style:justify-single-word="false"/>
      <style:text-properties style:font-name="Adwaita Sans" fo:font-weight="normal" officeooo:rsid="00175269" officeooo:paragraph-rsid="00175269" style:font-weight-asian="normal" style:font-weight-complex="normal"/>
    </style:style>
    <style:style style:name="P22" style:family="paragraph" style:parent-style-name="Standard">
      <style:paragraph-properties fo:text-align="justify" style:justify-single-word="false"/>
      <style:text-properties style:font-name="Adwaita Sans" fo:font-weight="bold" officeooo:rsid="001b1cf7" officeooo:paragraph-rsid="001b1cf7" style:font-weight-asian="bold" style:font-weight-complex="bold"/>
    </style:style>
    <style:style style:name="P23" style:family="paragraph" style:parent-style-name="Standard">
      <style:paragraph-properties fo:text-align="justify" style:justify-single-word="false"/>
      <style:text-properties style:font-name="Adwaita Sans" fo:font-weight="normal" officeooo:rsid="001b1cf7" officeooo:paragraph-rsid="001b1cf7" style:font-weight-asian="normal" style:font-weight-complex="normal"/>
    </style:style>
    <style:style style:name="P24" style:family="paragraph" style:parent-style-name="Standard">
      <style:paragraph-properties fo:text-align="justify" style:justify-single-word="false"/>
      <style:text-properties style:font-name="Adwaita Sans" fo:font-weight="bold" officeooo:rsid="001fa80f" officeooo:paragraph-rsid="001fa80f" style:font-weight-asian="bold" style:font-weight-complex="bold"/>
    </style:style>
    <style:style style:name="P25" style:family="paragraph" style:parent-style-name="Standard">
      <style:paragraph-properties fo:text-align="justify" style:justify-single-word="false"/>
      <style:text-properties style:font-name="Adwaita Sans" fo:font-weight="normal" officeooo:rsid="001fa80f" officeooo:paragraph-rsid="001fa80f" style:font-weight-asian="normal" style:font-weight-complex="normal"/>
    </style:style>
    <style:style style:name="P26" style:family="paragraph" style:parent-style-name="Standard">
      <style:paragraph-properties fo:text-align="justify" style:justify-single-word="false"/>
      <style:text-properties style:font-name="Adwaita Sans" style:text-underline-style="none" fo:font-weight="normal" officeooo:rsid="001fa80f" officeooo:paragraph-rsid="001fa80f" style:font-weight-asian="normal" style:font-weight-complex="normal"/>
    </style:style>
    <style:style style:name="P27" style:family="paragraph" style:parent-style-name="Standard">
      <style:paragraph-properties fo:text-align="justify" style:justify-single-word="false"/>
      <style:text-properties style:font-name="Adwaita Sans" fo:font-weight="normal" officeooo:rsid="00204edc" officeooo:paragraph-rsid="00204edc" style:font-weight-asian="normal" style:font-weight-complex="normal"/>
    </style:style>
    <style:style style:name="P28" style:family="paragraph" style:parent-style-name="Standard">
      <style:paragraph-properties fo:text-align="justify" style:justify-single-word="false"/>
      <style:text-properties style:font-name="Adwaita Sans" fo:font-weight="bold" officeooo:rsid="0020b498" officeooo:paragraph-rsid="0020b498" style:font-weight-asian="bold" style:font-weight-complex="bold"/>
    </style:style>
    <style:style style:name="P29" style:family="paragraph" style:parent-style-name="Standard">
      <style:paragraph-properties fo:text-align="justify" style:justify-single-word="false"/>
      <style:text-properties style:font-name="Adwaita Sans" style:text-underline-style="none" fo:font-weight="normal" officeooo:rsid="0020b498" officeooo:paragraph-rsid="0020b498" style:font-weight-asian="normal" style:font-weight-complex="normal"/>
    </style:style>
    <style:style style:name="P30" style:family="paragraph" style:parent-style-name="Standard">
      <style:paragraph-properties fo:text-align="justify" style:justify-single-word="false"/>
      <style:text-properties style:font-name="Adwaita Sans" fo:font-weight="normal" officeooo:rsid="0020b498" officeooo:paragraph-rsid="0020b498" style:font-weight-asian="normal" style:font-weight-complex="normal"/>
    </style:style>
    <style:style style:name="P31" style:family="paragraph" style:parent-style-name="Standard">
      <style:paragraph-properties fo:text-align="justify" style:justify-single-word="false"/>
      <style:text-properties style:font-name="Adwaita Sans" style:text-underline-style="none" fo:font-weight="bold" officeooo:rsid="002c7cf9" officeooo:paragraph-rsid="002c7cf9" style:font-weight-asian="bold" style:font-weight-complex="bold"/>
    </style:style>
    <style:style style:name="P32" style:family="paragraph" style:parent-style-name="Standard">
      <style:paragraph-properties fo:text-align="justify" style:justify-single-word="false"/>
      <style:text-properties style:font-name="Adwaita Sans" fo:font-weight="normal" officeooo:rsid="002c7cf9" officeooo:paragraph-rsid="002c7cf9" style:font-weight-asian="normal" style:font-weight-complex="normal"/>
    </style:style>
    <style:style style:name="P33" style:family="paragraph" style:parent-style-name="Standard">
      <style:paragraph-properties fo:text-align="justify" style:justify-single-word="false"/>
      <style:text-properties style:font-name="Adwaita Sans" style:text-underline-style="none" fo:font-weight="bold" officeooo:rsid="002c8ab0" officeooo:paragraph-rsid="002c8ab0" style:font-weight-asian="bold" style:font-weight-complex="bold"/>
    </style:style>
    <style:style style:name="P34" style:family="paragraph" style:parent-style-name="Standard">
      <style:paragraph-properties fo:text-align="justify" style:justify-single-word="false"/>
      <style:text-properties style:font-name="Adwaita Sans" fo:font-weight="normal" officeooo:rsid="002c8ab0" officeooo:paragraph-rsid="002c8ab0" style:font-weight-asian="normal" style:font-weight-complex="normal"/>
    </style:style>
    <style:style style:name="P35" style:family="paragraph" style:parent-style-name="Standard">
      <style:paragraph-properties fo:text-align="justify" style:justify-single-word="false"/>
      <style:text-properties style:font-name="Adwaita Sans" style:text-underline-style="none" fo:font-weight="bold" officeooo:rsid="002e5fbe" officeooo:paragraph-rsid="002e5fbe" style:font-weight-asian="bold" style:font-weight-complex="bold"/>
    </style:style>
    <style:style style:name="P36" style:family="paragraph" style:parent-style-name="Standard">
      <style:paragraph-properties fo:text-align="justify" style:justify-single-word="false"/>
      <style:text-properties style:font-name="Adwaita Sans" style:text-underline-style="none" fo:font-weight="normal" officeooo:rsid="002e5fbe" officeooo:paragraph-rsid="002e5fbe" style:font-weight-asian="normal" style:font-weight-complex="normal"/>
    </style:style>
    <style:style style:name="P37" style:family="paragraph" style:parent-style-name="Standard">
      <style:paragraph-properties fo:text-align="justify" style:justify-single-word="false"/>
      <style:text-properties style:font-name="Adwaita Sans" style:text-underline-style="none" fo:font-weight="normal" officeooo:rsid="0036483d" officeooo:paragraph-rsid="0036483d"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11ad96"/>
    </style:style>
    <style:style style:name="T3" style:family="text">
      <style:text-properties officeooo:rsid="00113898"/>
    </style:style>
    <style:style style:name="T4" style:family="text">
      <style:text-properties officeooo:rsid="000455fe"/>
    </style:style>
    <style:style style:name="T5" style:family="text">
      <style:text-properties fo:font-weight="bold" officeooo:rsid="0007ffa6" style:font-weight-asian="bold" style:font-weight-complex="bold"/>
    </style:style>
    <style:style style:name="T6" style:family="text">
      <style:text-properties officeooo:rsid="0035e9e9"/>
    </style:style>
    <style:style style:name="T7" style:family="text">
      <style:text-properties officeooo:rsid="0007ffa6"/>
    </style:style>
    <style:style style:name="T8" style:family="text">
      <style:text-properties officeooo:rsid="000fd4e1"/>
    </style:style>
    <style:style style:name="T9" style:family="text">
      <style:text-properties officeooo:rsid="0029615d"/>
    </style:style>
    <style:style style:name="T10" style:family="text">
      <style:text-properties officeooo:rsid="001638a7"/>
    </style:style>
    <style:style style:name="T11" style:family="text">
      <style:text-properties officeooo:rsid="00186b73"/>
    </style:style>
    <style:style style:name="T12" style:family="text">
      <style:text-properties officeooo:rsid="0030af52"/>
    </style:style>
    <style:style style:name="T13" style:family="text">
      <style:text-properties style:text-underline-style="none"/>
    </style:style>
    <style:style style:name="T14" style:family="text">
      <style:text-properties style:text-underline-style="none" officeooo:rsid="00204f07"/>
    </style:style>
    <style:style style:name="T15" style:family="text">
      <style:text-properties style:text-underline-style="none" officeooo:rsid="002c8ab0"/>
    </style:style>
    <style:style style:name="T16" style:family="text">
      <style:text-properties style:text-underline-style="none" fo:font-weight="bold" style:font-weight-asian="bold" style:font-weight-complex="bold"/>
    </style:style>
    <style:style style:name="T17" style:family="text">
      <style:text-properties style:text-underline-style="none" officeooo:rsid="002e5fbe"/>
    </style:style>
    <style:style style:name="T18" style:family="text">
      <style:text-properties officeooo:rsid="0038ef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HASA PEMROGRAMMAN C</text:p>
      <text:p text:style-name="P2"/>
      <text:p text:style-name="P3">1. Tipe data</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NO</text:p>
          </table:table-cell>
          <table:table-cell table:style-name="Table1.A1" office:value-type="string">
            <text:p text:style-name="P4">TIPE DATA</text:p>
          </table:table-cell>
          <table:table-cell table:style-name="Table1.A1" office:value-type="string">
            <text:p text:style-name="P4">PENULISAN</text:p>
          </table:table-cell>
          <table:table-cell table:style-name="Table1.D1" office:value-type="string">
            <text:p text:style-name="P4">KETERANGAN</text:p>
          </table:table-cell>
        </table:table-row>
        <table:table-row>
          <table:table-cell table:style-name="Table1.A2" office:value-type="string">
            <text:p text:style-name="P4">1</text:p>
          </table:table-cell>
          <table:table-cell table:style-name="Table1.A2" office:value-type="string">
            <text:p text:style-name="P4">Character</text:p>
          </table:table-cell>
          <table:table-cell table:style-name="Table1.A2" office:value-type="string">
            <text:p text:style-name="P4">unsigned char, char</text:p>
          </table:table-cell>
          <table:table-cell table:style-name="Table1.D2" office:value-type="string">
            <text:p text:style-name="P5"><text:span text:style-name="T1">Unsigned char</text:span> : menyimpan karakter ASCII 0 – 255 (8 bit).</text:p>
            <text:p text:style-name="P5"><text:span text:style-name="T1">char</text:span> : menyimpan karakter ASCII -127 – 127 (8 bit)</text:p>
          </table:table-cell>
        </table:table-row>
        <table:table-row>
          <table:table-cell table:style-name="Table1.A2" office:value-type="string">
            <text:p text:style-name="P4">2</text:p>
          </table:table-cell>
          <table:table-cell table:style-name="Table1.A2" office:value-type="string">
            <text:p text:style-name="P4">Integer</text:p>
          </table:table-cell>
          <table:table-cell table:style-name="Table1.A2" office:value-type="string">
            <text:p text:style-name="P4">short, unsigned short, int, unsigned int, long, unsigned long, long long, unsigned long long</text:p>
          </table:table-cell>
          <table:table-cell table:style-name="Table1.D2" office:value-type="string">
            <text:p text:style-name="P5"><text:span text:style-name="T1">short </text:span>: menyimpan angka dari rentang -32.768 – 32.767 (16 bit).</text:p>
            <text:p text:style-name="P5"><text:span text:style-name="T1">unsigned short</text:span> : menyimpan angka dari rentang 0 – 65.53<text:span text:style-name="T2">5</text:span> (16 bit)</text:p>
            <text:p text:style-name="P5"><text:span text:style-name="T1">int</text:span> : menyimpan angka dari rentang -2.147.483.648 - 2.147.483.647 (<text:span text:style-name="T3">3</text:span>).</text:p>
            <text:p text:style-name="P5"><text:span text:style-name="T1">unsigned int</text:span> : menyimpang angka dari rentang 0 - 4.294.967.295 (32 bit).</text:p>
            <text:p text:style-name="P5"><text:span text:style-name="T1">long </text:span>: dapat 32 / 64 bit tergantung arsitektur sistemmu :</text:p>
            <text:p text:style-name="P5"><text:tab/>32 bit : -2.147.483.648 – 2.147.483.647</text:p>
            <text:p text:style-name="P5"><text:tab/>64 bit : -9.223.372.036.854.775.808 – 9.223.372.036.854.775.807.</text:p>
            <text:p text:style-name="P5"><text:span text:style-name="T1">unsigned long </text:span>: <text:span text:style-name="T4">dapat 32 / 64 bit tergantung arsitektur sistemu :</text:span></text:p>
            <text:p text:style-name="P5"><text:tab/><text:span text:style-name="T4">32 bit : 0 – 4.294.967.295</text:span></text:p>
            <text:p text:style-name="P5"><text:tab/><text:span text:style-name="T4">64 bit : 0 – 18.446.744.073.709.551.615</text:span></text:p>
            <text:p text:style-name="P6"><text:span text:style-name="T1">long long</text:span> : menyimpan angka lebih besar rentang -9,223,372,036,854,775,808 – 9,223,372,036,854,775,807 (64 bit).</text:p>
            <text:p text:style-name="P6">unsigned long long : menyimpang angka lebih besar rentang 0 – 18,446,744,073,709,551,615 (64 bit).</text:p>
          </table:table-cell>
        </table:table-row>
        <table:table-row>
          <table:table-cell table:style-name="Table1.A2" office:value-type="string">
            <text:p text:style-name="P4">3</text:p>
          </table:table-cell>
          <table:table-cell table:style-name="Table1.A2" office:value-type="string">
            <text:p text:style-name="P4">Desimal</text:p>
          </table:table-cell>
          <table:table-cell table:style-name="Table1.A2" office:value-type="string">
            <text:p text:style-name="P4">float, double, long double</text:p>
          </table:table-cell>
          <table:table-cell table:style-name="Table1.D2" office:value-type="string">
            <text:p text:style-name="P6"><text:span text:style-name="T1">float</text:span> : menyimpan angka desimal rentang 1.2E-38 – 3.4E+38.</text:p>
            <text:p text:style-name="P6"><text:span text:style-name="T5">d</text:span><text:span text:style-name="T1">ouble</text:span> : 2.3E-308 – 1.7E+308.</text:p>
            <text:p text:style-name="P6"><text:span text:style-name="T5">l</text:span><text:span text:style-name="T1">ong double</text:span> : menyimpan angka desimal dengan presisi tinggi lebih dari double.</text:p>
          </table:table-cell>
        </table:table-row>
        <table:table-row>
          <table:table-cell table:style-name="Table1.A2" office:value-type="string">
            <text:p text:style-name="P7">4</text:p>
          </table:table-cell>
          <table:table-cell table:style-name="Table1.A2" office:value-type="string">
            <text:p text:style-name="P4">Pointer</text:p>
          </table:table-cell>
          <table:table-cell table:style-name="Table1.A2" office:value-type="string">
            <text:p text:style-name="P4">*</text:p>
          </table:table-cell>
          <table:table-cell table:style-name="Table1.D2" office:value-type="string">
            <text:p text:style-name="P6"><text:span text:style-name="T1">* </text:span>: Tipe data ini berfungis untuk menampung alamat memori dari variabel lain.</text:p>
          </table:table-cell>
        </table:table-row>
        <table:table-row>
          <table:table-cell table:style-name="Table1.A2" office:value-type="string">
            <text:p text:style-name="P7">5</text:p>
          </table:table-cell>
          <table:table-cell table:style-name="Table1.A2" office:value-type="string">
            <text:p text:style-name="P4">Array</text:p>
          </table:table-cell>
          <table:table-cell table:style-name="Table1.A2" office:value-type="string">
            <text:p text:style-name="P4">[]</text:p>
          </table:table-cell>
          <table:table-cell table:style-name="Table1.D2" office:value-type="string">
            <text:p text:style-name="P6"><text:span text:style-name="T1">[] </text:span>: Tipe data yang memungkin-kan untuk menampung lebih dari satu nilai tipe data yang sama dalam satu variabel.</text:p>
          </table:table-cell>
        </table:table-row>
        <table:table-row>
          <table:table-cell table:style-name="Table1.A2" office:value-type="string">
            <text:p text:style-name="P7"><text:s/>6</text:p>
          </table:table-cell>
          <table:table-cell table:style-name="Table1.A2" office:value-type="string">
            <text:p text:style-name="P4">Structure</text:p>
          </table:table-cell>
          <table:table-cell table:style-name="Table1.A2" office:value-type="string">
            <text:p text:style-name="P4">struct</text:p>
          </table:table-cell>
          <table:table-cell table:style-name="Table1.D2" office:value-type="string">
            <text:p text:style-name="P8"><text:span text:style-name="T1">struct </text:span>: tipe data yang memungkin-kan membungkus tipe data yang berbeda-beda menjadi satu <text:span text:style-name="T6">unit</text:span>. Semua tipe data yang berbeda tersebut hanya dikelompokan dan memiliki alamat memori yang berbeda-beda.</text:p>
          </table:table-cell>
        </table:table-row>
        <table:table-row>
          <table:table-cell table:style-name="Table1.A2" office:value-type="string">
            <text:p text:style-name="P7">7</text:p>
          </table:table-cell>
          <table:table-cell table:style-name="Table1.A2" office:value-type="string">
            <text:p text:style-name="P4">Union</text:p>
          </table:table-cell>
          <table:table-cell table:style-name="Table1.A2" office:value-type="string">
            <text:p text:style-name="P4">union</text:p>
          </table:table-cell>
          <table:table-cell table:style-name="Table1.D2" office:value-type="string">
            <text:p text:style-name="P8"><text:span text:style-name="T1">union </text:span>: hampir sama dengan <text:span text:style-name="T1">struct,</text:span> hanya saja tipe data berbeda-beda ditempatkan di alamat memori yang sama.</text:p>
          </table:table-cell>
        </table:table-row>
        <table:table-row>
          <table:table-cell table:style-name="Table1.A2" office:value-type="string">
            <text:p text:style-name="P7">8</text:p>
          </table:table-cell>
          <table:table-cell table:style-name="Table1.A2" office:value-type="string">
            <text:p text:style-name="P4">Enum</text:p>
          </table:table-cell>
          <table:table-cell table:style-name="Table1.A2" office:value-type="string">
            <text:p text:style-name="P4">enum</text:p>
          </table:table-cell>
          <table:table-cell table:style-name="Table1.D2" office:value-type="string">
            <text:p text:style-name="P8"><text:span text:style-name="T1">enum </text:span>: <text:span text:style-name="T7">tipe data yang mengelompokkan variabel const (variabel tetap).</text:span></text:p>
          </table:table-cell>
        </table:table-row>
        <table:table-row>
          <table:table-cell table:style-name="Table1.A2" office:value-type="string">
            <text:p text:style-name="P7">9</text:p>
          </table:table-cell>
          <table:table-cell table:style-name="Table1.A2" office:value-type="string">
            <text:p text:style-name="P4">Boolean</text:p>
          </table:table-cell>
          <table:table-cell table:style-name="Table1.A2" office:value-type="string">
            <text:p text:style-name="P4">_Bool</text:p>
          </table:table-cell>
          <table:table-cell table:style-name="Table1.D2" office:value-type="string">
            <text:p text:style-name="P9"><text:span text:style-name="T1">_Bool </text:span>: tipe data benar (1) dan salah (0).</text:p>
          </table:table-cell>
        </table:table-row>
      </table:table>
      <text:p text:style-name="P10"/>
      <text:p text:style-name="P11">2. Signed vs Unsigned</text:p>
      <text:p text:style-name="P12">Setelah kalian membaca tabel tipe data tersebut, mungkin kalian bingung apa itu Signed dan Unsigned?, Signed adalah tipe data yang dapat menerima nilai negatif <text:soft-page-break/>maupun positif, sementara Unsigned tipe data yang hanya dapat menerima nilai positif tidak negatif.</text:p>
      <text:p text:style-name="P12"/>
      <text:p text:style-name="P13">3. Floating Point</text:p>
      <text:p text:style-name="P14">Floating point adalah cara merepresentasikan angka desimal dalam komputer mengguanakn format tertentu menggunakan basis 10.</text:p>
      <text:p text:style-name="P14"/>
      <text:p text:style-name="P13">4. Deferencing Pointer</text:p>
      <text:p text:style-name="P14">Deferencing Pointer adalah proses mengakses nilai dari alamat memori yang ditunjukkan oleh pointer. Operasi yang digunakan untuk mengakses nya adalah *.</text:p>
      <text:p text:style-name="P14"/>
      <text:p text:style-name="P15">5. const</text:p>
      <text:p text:style-name="P16">const merupakan keyword yang digunakan untuk membuat suatu variabel itu tidak dapat diubah nilainya. Contohnya sebuah variabel x aku insialisasi dengan angka 7, kemudian aku insialisasi lagi dengan angka 10, maka hasilnya akan error. Const biasanya digunakan untuk sesuatu yang tidak dapat diubah oleh user.</text:p>
      <text:p text:style-name="P16"/>
      <text:p text:style-name="P15">6. <text:span text:style-name="T8">Pointer</text:span></text:p>
      <text:p text:style-name="P17">Pointer dalam konteks bahasa C, merupakan variabel yang menyimpan alamat memori dari nilai lain. Fungsinya biasanya untuk memanipulasi data. <text:span text:style-name="T9">Apakah kalian berpikir ketika pointer menyimpan alamat memori variabel lain pointer membuat variabel untuk menyimpannya? Sayangnya tidak begitu, setelah aku praktekan, ternyata variabel pointer dan variabel originalnya memiliki alamat memori yang sama, padahal sebelumnnya seharusnya variabel pointer memiliki alamat memoroi sendiri untuk menyimpan alamat memori variabel lain. Aku menvisualisasikan pointer seperti menunjuk ke alamat memori original tersebut, Jadi seperti terdapat 2 variabel tetapi satunya terhubung dengan variabel original meski memiliki nama yang berbeda. Jadi, yang manapun kamu ubah, mau itu variabel pointer tersebut, itu sama saja dengan merubah variabel aslinya, begitu juga merubah variabel original.</text:span></text:p>
      <text:p text:style-name="P17"/>
      <text:p text:style-name="P18">7. Buffer</text:p>
      <text:p text:style-name="P19">Buffer adalah <text:span text:style-name="T10">area sementara di memori yang digunakan untuk menyimpan data yang sedang di olah/proses sebelum data tersebut di simpan atau ditampilkan.</text:span></text:p>
      <text:p text:style-name="P19"/>
      <text:p text:style-name="P20">8. Format Specifier</text:p>
      <text:p text:style-name="P21">Format Specifier berfungsi untuk menampilkan data tipe tertentu pada function output printf().</text:p>
      <text:p text:style-name="P21"/>
      <text:p text:style-name="P21"><text:tab/>%c : menampilkan data tipe char</text:p>
      <text:p text:style-name="P21"><text:tab/>%s : menampilkan string (Array of characters)</text:p>
      <text:p text:style-name="P21"><text:tab/>%lf : menampilkan tipe data <text:span text:style-name="T11">double</text:span></text:p>
      <text:p text:style-name="P21"><text:tab/>%<text:span text:style-name="T11">f : menampilkan tipe data float</text:span></text:p>
      <text:p text:style-name="P21"><text:tab/>%p : menampilkan tipe data pointer</text:p>
      <text:p text:style-name="P21"><text:tab/>%i / %d : menampilkan tipe data integer</text:p>
      <text:p text:style-name="P21"><text:tab/>%<text:span text:style-name="T12">zu : menampilkan tipe data size_t</text:span></text:p>
      <text:p text:style-name="P21"/>
      <text:p text:style-name="P22"><text:soft-page-break/>9. Segmentation fault (core dumped)</text:p>
      <text:p text:style-name="P23">Segmentation fault (code dumped) merupakan pesan kesalahan yang muncul ketika program mencoba mengakses sesuatu di memori tetapi tidak dialokasikan.</text:p>
      <text:p text:style-name="P23"/>
      <text:p text:style-name="P24">10. If, else if, else</text:p>
      <text:p text:style-name="P25">If, else if, dan else berfungsi untuk menentukan statement mana yang akan dijalankan berdasarkan kondisi<text:span text:style-name="T13"> true atau false.</text:span></text:p>
      <text:p text:style-name="P25"><text:span text:style-name="T13"/></text:p>
      <text:p text:style-name="P26">Contoh, terdapat program yang akan mengeluarkan statement tertentu jika kondisinya benar.</text:p>
      <text:p text:style-name="P25"><text:span text:style-name="T13"/></text:p>
      <text:p text:style-name="P26">#include &lt;stdio.h&gt;</text:p>
      <text:p text:style-name="P25"><text:span text:style-name="T13"/></text:p>
      <text:p text:style-name="P26">void main() {</text:p>
      <text:p text:style-name="P26"><text:tab/>int age;</text:p>
      <text:p text:style-name="P25"><text:span text:style-name="T13"/></text:p>
      <text:p text:style-name="P26"><text:tab/>printf("Enter your age: ");</text:p>
      <text:p text:style-name="P26"><text:tab/>scanf("%i", &amp;age);</text:p>
      <text:p text:style-name="P25"><text:span text:style-name="T13"/></text:p>
      <text:p text:style-name="P26"><text:tab/>if(age &gt;= 18) {</text:p>
      <text:p text:style-name="P26"><text:tab/><text:tab/>printf("usia %i kamu telah dewasa!.\n", age);</text:p>
      <text:p text:style-name="P26"><text:tab/>}</text:p>
      <text:p text:style-name="P26"><text:tab/>else if(age &lt; 18) {</text:p>
      <text:p text:style-name="P26"><text:tab/><text:tab/>printf("usia %i kamu dibawah umur!.\n", age);</text:p>
      <text:p text:style-name="P26"><text:tab/>}</text:p>
      <text:p text:style-name="P26"><text:tab/>else {</text:p>
      <text:p text:style-name="P26"><text:tab/><text:tab/>printf("usia \"%i\" ? apa kau bermain-main ?\n", age);</text:p>
      <text:p text:style-name="P26"><text:tab/>}</text:p>
      <text:p text:style-name="P26">}</text:p>
      <text:p text:style-name="P25"><text:span text:style-name="T13"/></text:p>
      <text:p text:style-name="P27"><text:span text:style-name="T13">Jika saja aku memasukkan input angka “18”, menurutmu mana yang akan dijalankan? Kondisi pertama, kedua, atau selain? Jawabannya kondisi pertama. Bisa dilihat dari kondisinya age &gt;= 18, artinya jika usia sama dengan angka 18 maka jalankan statement berikut. Ok, kalau inputnya ‘16’ mana yang akan dijalankan? Ya betul, kondisi kedua. Bisa dilihat dari kondisinya age &lt; 18, jika age lebih kecil dari 18, maka jalankan statement berikut.</text:span><text:span text:style-name="T14">q</text:span></text:p>
      <text:p text:style-name="P27"><text:span text:style-name="T14"/></text:p>
      <text:p text:style-name="P28"><text:span text:style-name="T14">1</text:span><text:span text:style-name="T13">1. Switch</text:span></text:p>
      <text:p text:style-name="P29">Switch merupakan keyword untuk menjankan kondisi tertentu jika kondisinya sama, Switch mirip seperti if-else, switch hanya menggunakan operator “=” dan hanya menerima tipe data int, char, dan lain-lain yang nilainya individual tidak seperti array dan lainnya.</text:p>
      <text:p text:style-name="P30"><text:span text:style-name="T13"/></text:p>
      <text:p text:style-name="P29">int input;</text:p>
      <text:p text:style-name="P30"><text:span text:style-name="T13"/></text:p>
      <text:p text:style-name="P29">switch() {</text:p>
      <text:p text:style-name="P29"><text:soft-page-break/><text:s/><text:tab/>case 1 : # angka 1</text:p>
      <text:p text:style-name="P29"><text:tab/>printf(“1 artinya true”);</text:p>
      <text:p text:style-name="P29"><text:tab/>break; #untuk mengakhri, seperti return</text:p>
      <text:p text:style-name="P29"><text:tab/></text:p>
      <text:p text:style-name="P29"><text:tab/>case 0 : # angka 0</text:p>
      <text:p text:style-name="P29"><text:tab/>printf(“0 artinya false”);</text:p>
      <text:p text:style-name="P29"><text:tab/>break;</text:p>
      <text:p text:style-name="P29"><text:tab/></text:p>
      <text:p text:style-name="P29"><text:tab/>default: #seperti else di if-else</text:p>
      <text:p text:style-name="P29"><text:tab/>printf(“Tolong masukkan antara angka 1 / 0.”);</text:p>
      <text:p text:style-name="P29">} </text:p>
      <text:p text:style-name="P30"><text:span text:style-name="T13"/></text:p>
      <text:p text:style-name="P31">12. for-loop</text:p>
      <text:p text:style-name="P32"><text:span text:style-name="T13">for-loop </text:span><text:span text:style-name="T15">termasuk dalam pengulangan/looping </text:span><text:span text:style-name="T13">digunakan untuk mengeksekusi statement berulang-ulang sesuai jumlah yang ditetapkan. Dengan for-loop kita dapat membuat sesuatu itu dilakukan secara berulang-ulang tanpa harus membuat lagi statement berikut selanjutnya. Untuk contohnya bisa lihat di </text:span><text:span text:style-name="T16">“Pembelanjaran-12 for-loops”</text:span><text:span text:style-name="T13"> </text:span><text:span text:style-name="T15">udah aku sertakan penjelasan-nya secara singkat.</text:span></text:p>
      <text:p text:style-name="P32"><text:span text:style-name="T15"/></text:p>
      <text:p text:style-name="P33">13. while-loop</text:p>
      <text:p text:style-name="P34"><text:span text:style-name="T13">Sama dengan for-loop, while juga termasuk dalam pengulangan/looping. Cara kerjanya sama, hanya saja while akan melakukan pengulangan tak terbatas, jadi ketika kondisinya true akan dieksekusi hingga kondisinya kembali false. While juga dapat seperti for dapat ditentukan berapa kali pengulangan-nya, </text:span><text:span text:style-name="T17">hanya jika ingin seperti itu disarankan langsung menggunakan for-loop.</text:span></text:p>
      <text:p text:style-name="P34"><text:span text:style-name="T17"/></text:p>
      <text:p text:style-name="P35">14. static</text:p>
      <text:p text:style-name="P36">static digunakan untuk membuat suatu variabel hanya dapat diakses di file tersebut meski file tersebut telah di include dari program besar yang terdiri banyak file. Fungsi lainnya, jika dalam fungsi, static digunakan pada variabel agar meski fungsi selesai di jalankan isi variabel tersebut tetap ada di memori.</text:p>
      <text:p text:style-name="P36"/>
      <text:p text:style-name="P37">15. struct</text:p>
      <text:p text:style-name="P37">Merupakan tipe data yang memungkinkan mengelompokkan beberapa tipe data yang berbeda menjadi sebuah satu unit. Jadi dalam satu unit tersebut dapat berisi int, char, boolean, float, double, dan lain-lain. Saat struct didefinisikan ia tidak disimpan dialamat memori manapun, struct hanya berupa blueprint jadi ia tidak disimpan dimana-mana. Nah, ketika struct ini dipanggil untuk membuat sebuah unit, maka saat itulah ia disimpan dimemori. </text:p>
      <text:p text:style-name="P37"/>
      <text:p text:style-name="P37">Sintaks struct &lt;nama&gt; { &lt;member&gt; }</text:p>
      <text:p text:style-name="P37"/>
      <text:p text:style-name="P37">Untuk mendeklerasikan sebuah struct, harus disertai keyword struct setelah itu namanya. Setelah itu mendefinisikan member atau variabel, variabel-variabel ini dalam struct disebut member. Untuk mengkases member dari struct menggunakan operator “.” (Member Access Operator). Contoh siswa1.nama, artinya mengkases variabel nama.</text:p>
      <text:p text:style-name="P37"><text:soft-page-break/>Untuk lengkapnya lihat “<text:span text:style-name="T18">Pembelanjaran-22 struc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dwaita Sans" svg:font-family="'Adwaita Sans'"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7T14:15:57.569915449</meta:creation-date>
    <dc:date>2025-05-18T20:32:43.830646224</dc:date>
    <meta:editing-duration>PT5H24M44S</meta:editing-duration>
    <meta:editing-cycles>26</meta:editing-cycles>
    <meta:generator>LibreOffice/24.8.7.2$Linux_X86_64 LibreOffice_project/480$Build-2</meta:generator>
    <meta:document-statistic meta:table-count="1" meta:image-count="0" meta:object-count="0" meta:page-count="5" meta:paragraph-count="124" meta:word-count="1148" meta:character-count="7855" meta:non-whitespace-character-count="6777"/>
  </office:meta>
</office:document-meta>
</file>